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0C996A808A6D995D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81cm" svg:height="7.088cm" svg:x="5.866cm" svg:y="11.51cm">
          <draw:image xlink:href="Pictures/100000000000011B000000C996A808A6D995DC4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17:30.852903055</meta:creation-date>
    <dc:date>2018-12-12T14:08:38.551412481</dc:date>
    <meta:editing-duration>PT1M8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